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0cd580" officeooo:paragraph-rsid="000cd580"/>
    </style:style>
    <style:style style:name="P2" style:family="paragraph" style:parent-style-name="Preformatted_20_Text" style:list-style-name="L2"/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 style:list-style-name="L2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cd580" officeooo:paragraph-rsid="000cd58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cd580"/>
    </style:style>
    <style:style style:name="P9" style:family="paragraph" style:parent-style-name="Standard">
      <style:paragraph-properties fo:text-align="start" style:justify-single-word="false"/>
      <style:text-properties officeooo:paragraph-rsid="000cd580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paragraph-properties fo:text-align="start" style:justify-single-word="false"/>
      <style:text-properties officeooo:paragraph-rsid="000cd580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0cd580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cd580" style:font-size-asian="16pt" style:font-weight-asian="bold" style:font-size-complex="16pt" style:font-weight-complex="bold"/>
    </style:style>
    <style:style style:name="T4" style:family="text">
      <style:text-properties fo:font-size="16pt" officeooo:rsid="000cd580" style:font-size-asian="16pt" style:font-size-complex="16pt"/>
    </style:style>
    <style:style style:name="T5" style:family="text">
      <style:text-properties fo:font-weight="bold" officeooo:rsid="000cd580" style:font-weight-asian="bold" style:font-weight-complex="bold"/>
    </style:style>
    <style:style style:name="T6" style:family="text">
      <style:text-properties fo:font-size="12pt" officeooo:rsid="000cd580" style:font-size-asian="12pt" style:font-size-complex="12pt"/>
    </style:style>
    <style:style style:name="T7" style:family="text">
      <style:text-properties fo:font-size="12pt" fo:font-weight="bold" officeooo:rsid="000cd580" style:font-size-asian="12pt" style:font-weight-asian="bold" style:font-size-complex="12pt" style:font-weight-complex="bold"/>
    </style:style>
    <style:style style:name="T8" style:family="text">
      <style:text-properties fo:font-size="12pt" fo:font-weight="normal" officeooo:rsid="000cd580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08350428" text:style-name="L1">
        <text:list-item>
          <text:p text:style-name="P7"><text:span text:style-name="T2">Programação Funcional</text:span></text:p>
        </text:list-item>
      </text:list>
      <text:h text:style-name="P1" text:outline-level="3"><text:span text:style-name="T2">O que é Programação Funcional em Java?</text:span></text:h>
      <text:p text:style-name="Text_20_body">A programação funcional é um paradigma de programação que trata a computação como a avaliação de funções matemáticas e evita mudanças de estado e dados mutáveis. Em Java, que tradicionalmente é uma linguagem orientada a objetos, a programação funcional foi introduzida de forma mais robusta a partir do Java 8, com o advento de <text:span text:style-name="Strong_20_Emphasis">lambda expressions</text:span>, <text:span text:style-name="Strong_20_Emphasis">streams</text:span> e a API de processamento funcional.</text:p>
      <text:h text:style-name="Heading_20_3" text:outline-level="3">Principais Características da Programação Funcional em Java</text:h>
      <text:h text:style-name="Heading_20_4" text:outline-level="4">1. <text:span text:style-name="Strong_20_Emphasis">Imutabilidade</text:span></text:h>
      <text:list xml:id="list1322215541" text:style-name="L5">
        <text:list-item>
          <text:p text:style-name="P23"><text:span text:style-name="Strong_20_Emphasis">Positivo:</text:span> Promove código mais seguro e fácil de entender, pois reduz a possibilidade de efeitos colaterais.</text:p>
        </text:list-item>
        <text:list-item>
          <text:p text:style-name="P14"><text:span text:style-name="Strong_20_Emphasis">Negativo:</text:span> Pode tornar o código mais complexo ou menos eficiente em alguns casos, devido à necessidade de criar novas instâncias de objetos ao invés de modificar os existentes.</text:p>
        </text:list-item>
      </text:list>
      <text:h text:style-name="Heading_20_4" text:outline-level="4">2. <text:span text:style-name="Strong_20_Emphasis">Funções como Cidadãos de Primeira Classe</text:span></text:h>
      <text:list xml:id="list387497589" text:style-name="L6">
        <text:list-item>
          <text:p text:style-name="P24"><text:span text:style-name="Strong_20_Emphasis">Positivo:</text:span> Funções podem ser passadas como argumentos, retornadas de outras funções e atribuídas a variáveis. Isso permite a criação de código mais modular e reutilizável.</text:p>
        </text:list-item>
        <text:list-item>
          <text:p text:style-name="P15"><text:span text:style-name="Strong_20_Emphasis">Negativo:</text:span> Pode ser um desafio para desenvolvedores que estão acostumados ao paradigma orientado a objetos, e pode introduzir complexidade adicional na leitura e compreensão do código.</text:p>
        </text:list-item>
      </text:list>
      <text:h text:style-name="Heading_20_4" text:outline-level="4">3. <text:span text:style-name="Strong_20_Emphasis">Funções Puras</text:span></text:h>
      <text:list xml:id="list2148591014" text:style-name="L7">
        <text:list-item>
          <text:p text:style-name="P25"><text:span text:style-name="Strong_20_Emphasis">Positivo:</text:span> Uma função pura sempre produz o mesmo resultado dado o mesmo conjunto de entradas e não causa efeitos colaterais, o que facilita a depuração e testes.</text:p>
        </text:list-item>
        <text:list-item>
          <text:p text:style-name="P16"><text:span text:style-name="Strong_20_Emphasis">Negativo:</text:span> Algumas operações que naturalmente têm efeitos colaterais (como E/S) podem ser mais difíceis de implementar ou parecer antinaturais nesse contexto.</text:p>
        </text:list-item>
      </text:list>
      <text:h text:style-name="Heading_20_4" text:outline-level="4">4. <text:span text:style-name="Strong_20_Emphasis">Recursão em vez de Looping</text:span></text:h>
      <text:list xml:id="list432288982" text:style-name="L8">
        <text:list-item>
          <text:p text:style-name="P26"><text:span text:style-name="Strong_20_Emphasis">Positivo:</text:span> Substitui loops tradicionais por recursão, que pode ser mais expressiva e alinhada com o pensamento funcional.</text:p>
        </text:list-item>
        <text:list-item>
          <text:p text:style-name="P17"><text:span text:style-name="Strong_20_Emphasis">Negativo:</text:span> Recursão em Java pode levar a estouro de pilha se não for tratada corretamente, especialmente em ausência de otimização de cauda (tail-call optimization).</text:p>
        </text:list-item>
      </text:list>
      <text:h text:style-name="Heading_20_4" text:outline-level="4">5. <text:span text:style-name="Strong_20_Emphasis">Lazy Evaluation (Avaliação Preguiçosa)</text:span></text:h>
      <text:list xml:id="list1628360551" text:style-name="L9">
        <text:list-item>
          <text:p text:style-name="P27"><text:span text:style-name="Strong_20_Emphasis">Positivo:</text:span> A avaliação preguiçosa permite que você adie a avaliação de uma expressão até que seu valor seja realmente necessário, o que pode melhorar a performance e reduzir o consumo de memória.</text:p>
        </text:list-item>
        <text:list-item>
          <text:p text:style-name="P18"><text:span text:style-name="Strong_20_Emphasis">Negativo:</text:span> Pode tornar o comportamento do código menos previsível e mais difícil de depurar.</text:p>
        </text:list-item>
      </text:list>
      <text:h text:style-name="Heading_20_3" text:outline-level="3"><text:soft-page-break/>Exemplo de Programação Funcional em Java</text:h>
      <text:p text:style-name="Text_20_body">Aqui está um exemplo simples de programação funcional em Java usando lambdas e streams para filtrar e mapear uma lista de números:</text:p>
      <text:p text:style-name="Preformatted_20_Text">java</text:p>
      <text:p text:style-name="Preformatted_20_Text">Copiar código</text:p>
      <text:p text:style-name="P3"><text:span text:style-name="Source_20_Text">import java.util.Arrays;</text:span></text:p>
      <text:p text:style-name="P3"><text:span text:style-name="Source_20_Text">import java.util.List;</text:span></text:p>
      <text:p text:style-name="P3"><text:span text:style-name="Source_20_Text">import java.util.stream.Collectors;</text:span></text:p>
      <text:p text:style-name="P3"/>
      <text:p text:style-name="P3"><text:span text:style-name="Source_20_Text">public class FunctionalExample {</text:span></text:p>
      <text:p text:style-name="P3"><text:span text:style-name="Source_20_Text"><text:s text:c="4"/>public static void main(String[] args) {</text:span></text:p>
      <text:p text:style-name="P3"><text:span text:style-name="Source_20_Text"><text:s text:c="8"/>List&lt;Integer&gt; numbers = Arrays.asList(1, 2, 3, 4, 5, 6, 7, 8, 9, 10);</text:span></text:p>
      <text:p text:style-name="P3"/>
      <text:p text:style-name="P3"><text:span text:style-name="Source_20_Text"><text:s text:c="8"/>// Usando programação funcional para filtrar e mapear a lista</text:span></text:p>
      <text:p text:style-name="P3"><text:span text:style-name="Source_20_Text"><text:s text:c="8"/>List&lt;Integer&gt; evenSquares = numbers.stream()</text:span></text:p>
      <text:p text:style-name="P3"><text:span text:style-name="Source_20_Text"><text:s text:c="12"/>.filter(n -&gt; n % 2 == 0) // Filtra números pares</text:span></text:p>
      <text:p text:style-name="P3"><text:span text:style-name="Source_20_Text"><text:s text:c="12"/>.map(n -&gt; n * n) <text:s text:c="8"/>// Mapeia para o quadrado dos números</text:span></text:p>
      <text:p text:style-name="P3"><text:span text:style-name="Source_20_Text"><text:s text:c="12"/>.collect(Collectors.toList()); // Coleta em uma lista</text:span></text:p>
      <text:p text:style-name="P3"/>
      <text:p text:style-name="P3"><text:span text:style-name="Source_20_Text"><text:s text:c="8"/>System.out.println(evenSquares); // Saída: [4, 16, 36, 64, 100]</text:span></text:p>
      <text:p text:style-name="P3"><text:span text:style-name="Source_20_Text"><text:s text:c="4"/>}</text:span></text:p>
      <text:p text:style-name="P5"><text:span text:style-name="Source_20_Text">}</text:span></text:p>
      <text:h text:style-name="Heading_20_3" text:outline-level="3">Vantagens da Programação Funcional em Java</text:h>
      <text:list xml:id="list3403037531" text:style-name="L10">
        <text:list-item>
          <text:p text:style-name="P28"><text:span text:style-name="Strong_20_Emphasis">Concorrência:</text:span> Código funcional é mais fácil de paralelizar, pois não depende de estados mutáveis, o que facilita o trabalho com threads.</text:p>
        </text:list-item>
        <text:list-item>
          <text:p text:style-name="P19"><text:span text:style-name="Strong_20_Emphasis">Legibilidade e Manutenção:</text:span> Em muitos casos, código funcional pode ser mais compacto e expressivo, facilitando a compreensão e manutenção.</text:p>
        </text:list-item>
      </text:list>
      <text:h text:style-name="Heading_20_3" text:outline-level="3">Desvantagens da Programação Funcional em Java</text:h>
      <text:list xml:id="list2981984641" text:style-name="L11">
        <text:list-item>
          <text:p text:style-name="P29"><text:span text:style-name="Strong_20_Emphasis">Curva de Aprendizado:</text:span> Para desenvolvedores acostumados à orientação a objetos, o paradigma funcional pode ser difícil de adotar.</text:p>
        </text:list-item>
        <text:list-item>
          <text:p text:style-name="P20"><text:span text:style-name="Strong_20_Emphasis">Performance:</text:span> Embora código funcional possa ser mais eficiente em certos casos, ele também pode ser menos performático em situações onde a mutabilidade controlada seria mais adequada.</text:p>
        </text:list-item>
      </text:list>
      <text:p text:style-name="Text_20_body">A programação funcional em Java é uma poderosa adição à linguagem, oferecendo novas maneiras de pensar sobre problemas e escrever código mais conciso e robusto.</text:p>
      <text:p text:style-name="P9"><text:span text:style-name="T3"/></text:p>
      <text:list xml:id="list221334230449986" text:continue-list="list908350428" text:style-name="L1">
        <text:list-item>
          <text:p text:style-name="P8"><text:span text:style-name="T3">Lambdas</text:span></text:p>
        </text:list-item>
      </text:list>
      <text:p text:style-name="P13"><text:span text:style-name="Strong_20_Emphasis"><text:span text:style-name="T8">Lambdas</text:span></text:span><text:span text:style-name="T8"> em Java foram introduzidas na versão 8 e representam uma forma concisa de expressar instâncias de interfaces funcionais. Uma </text:span><text:span text:style-name="Strong_20_Emphasis"><text:span text:style-name="T8">expressão lambda</text:span></text:span><text:span text:style-name="T8"> é essencialmente uma função anônima que pode ser tratada como um objeto. Essa funcionalidade foi adicionada para simplificar o código, especialmente quando se trabalha com APIs que manipulam coleções, como a API de Streams.</text:span></text:p>
      <text:h text:style-name="Heading_20_3" text:outline-level="3"><text:span text:style-name="Strong_20_Emphasis">Para que servem?</text:span></text:h>
      <text:p text:style-name="Text_20_body">Lambdas servem para tornar o código mais legível e conciso, reduzindo a quantidade de código boilerplate, especialmente quando o desenvolvedor precisa passar pequenos pedaços de lógica para métodos ou expressar comportamento como dados. São amplamente usadas com a API de Streams e <text:soft-page-break/>em contextos onde são necessárias instâncias de interfaces funcionais, como em filtros, mapeamentos, e outros tipos de operações sobre coleções.</text:p>
      <text:h text:style-name="Heading_20_3" text:outline-level="3"><text:span text:style-name="Strong_20_Emphasis">Principais características</text:span></text:h>
      <text:h text:style-name="Heading_20_4" text:outline-level="4"><text:span text:style-name="Strong_20_Emphasis">Positivas</text:span>:</text:h>
      <text:list xml:id="list1100888790" text:style-name="L2">
        <text:list-item>
          <text:p text:style-name="P10"><text:span text:style-name="Strong_20_Emphasis">Sintaxe Concisa</text:span>: Lambdas eliminam a necessidade de classes anônimas, resultando em código mais limpo e direto.</text:p>
          <text:list>
            <text:list-item>
              <text:p text:style-name="P10">Exemplo:</text:p>
              <text:p text:style-name="P2">java</text:p>
              <text:p text:style-name="P2">Copiar código</text:p>
              <text:p text:style-name="P4"><text:span text:style-name="Source_20_Text">List&lt;String&gt; nomes = Arrays.asList("Alice", "Bob", "Charlie");</text:span></text:p>
              <text:p text:style-name="P6"><text:span text:style-name="Source_20_Text">nomes.forEach(nome -&gt; System.out.println(nome));</text:span></text:p>
              <text:p text:style-name="P21">Aqui, <text:span text:style-name="Source_20_Text">nome -&gt; System.out.println(nome)</text:span> é uma expressão lambda.</text:p>
            </text:list-item>
          </text:list>
        </text:list-item>
        <text:list-item>
          <text:p text:style-name="P10"><text:span text:style-name="Strong_20_Emphasis">Facilitam o Paralelismo</text:span>: Quando combinadas com a API de Streams, lambdas tornam simples a execução de operações em paralelo, aproveitando melhor o hardware multicore.</text:p>
        </text:list-item>
        <text:list-item>
          <text:p text:style-name="P10"><text:span text:style-name="Strong_20_Emphasis">Maior Flexibilidade</text:span>: Podem ser passadas como argumento, retornadas de métodos e armazenadas em variáveis.</text:p>
        </text:list-item>
        <text:list-item>
          <text:p text:style-name="P10"><text:span text:style-name="Strong_20_Emphasis">Interfaces Funcionais</text:span>: Lambdas podem ser usadas com qualquer interface funcional (uma interface que possui apenas um método abstrato). Isso é útil para criar implementações ad-hoc de funcionalidades.</text:p>
        </text:list-item>
      </text:list>
      <text:h text:style-name="Heading_20_4" text:outline-level="4"><text:span text:style-name="Strong_20_Emphasis">Negativas</text:span>:</text:h>
      <text:list xml:id="list1441001512" text:style-name="L3">
        <text:list-item>
          <text:p text:style-name="P11"><text:span text:style-name="Strong_20_Emphasis">Legibilidade</text:span>: Para desenvolvedores não familiarizados com a sintaxe lambda, o código pode se tornar menos legível, especialmente em casos onde as expressões lambdas são complexas.</text:p>
        </text:list-item>
        <text:list-item>
          <text:p text:style-name="P11"><text:span text:style-name="Strong_20_Emphasis">Depuração</text:span>: Depurar código que usa expressões lambda pode ser mais desafiador, porque a lógica está embutida em funções anônimas.</text:p>
        </text:list-item>
        <text:list-item>
          <text:p text:style-name="P11"><text:span text:style-name="Strong_20_Emphasis">Tipos Limitados</text:span>: Lambdas só podem ser usadas com interfaces funcionais, o que limita sua aplicabilidade em certos casos onde não é possível ou desejável usar uma interface funcional.</text:p>
        </text:list-item>
        <text:list-item>
          <text:p text:style-name="P11"><text:span text:style-name="Strong_20_Emphasis">Erros de Tipagem</text:span>: Em expressões lambdas, a inferência de tipos pode causar confusão ou erros difíceis de identificar se o tipo inferido não for o esperado.</text:p>
        </text:list-item>
      </text:list>
      <text:h text:style-name="Heading_20_3" text:outline-level="3"><text:span text:style-name="Strong_20_Emphasis">Exemplo completo</text:span></text:h>
      <text:p text:style-name="Text_20_body">Aqui está um exemplo mais detalhado para ilustrar o uso de lambdas em Java:</text:p>
      <text:p text:style-name="Preformatted_20_Text">java</text:p>
      <text:p text:style-name="Preformatted_20_Text">Copiar código</text:p>
      <text:p text:style-name="P3"><text:span text:style-name="Source_20_Text">import java.util.Arrays;</text:span></text:p>
      <text:p text:style-name="P3"><text:span text:style-name="Source_20_Text">import java.util.List;</text:span></text:p>
      <text:p text:style-name="P3"><text:span text:style-name="Source_20_Text">import java.util.stream.Collectors;</text:span></text:p>
      <text:p text:style-name="P3"/>
      <text:p text:style-name="P3"><text:span text:style-name="Source_20_Text">public class LambdaExample {</text:span></text:p>
      <text:p text:style-name="P3"><text:span text:style-name="Source_20_Text"><text:s text:c="4"/>public static void main(String[] args) {</text:span></text:p>
      <text:p text:style-name="P3"><text:soft-page-break/><text:span text:style-name="Source_20_Text"><text:s text:c="8"/>List&lt;String&gt; nomes = Arrays.asList("Alice", "Bob", "Charlie", "David");</text:span></text:p>
      <text:p text:style-name="P3"/>
      <text:p text:style-name="P3"><text:span text:style-name="Source_20_Text"><text:s text:c="8"/>// Usando expressão lambda para filtrar nomes que começam com 'C'</text:span></text:p>
      <text:p text:style-name="P3"><text:span text:style-name="Source_20_Text"><text:s text:c="8"/>List&lt;String&gt; nomesComC = nomes.stream()</text:span></text:p>
      <text:p text:style-name="P3"><text:span text:style-name="Source_20_Text"><text:s text:c="38"/>.filter(nome -&gt; nome.startsWith("C"))</text:span></text:p>
      <text:p text:style-name="P3"><text:span text:style-name="Source_20_Text"><text:s text:c="38"/>.collect(Collectors.toList());</text:span></text:p>
      <text:p text:style-name="P3"/>
      <text:p text:style-name="P3"><text:span text:style-name="Source_20_Text"><text:s text:c="8"/>// Usando expressão lambda para imprimir cada nome</text:span></text:p>
      <text:p text:style-name="P3"><text:span text:style-name="Source_20_Text"><text:s text:c="8"/>nomesComC.forEach(nome -&gt; System.out.println(nome));</text:span></text:p>
      <text:p text:style-name="P3"><text:span text:style-name="Source_20_Text"><text:s text:c="4"/>}</text:span></text:p>
      <text:p text:style-name="P5"><text:span text:style-name="Source_20_Text">}</text:span></text:p>
      <text:p text:style-name="Text_20_body"><text:span text:style-name="Strong_20_Emphasis">Explicação do código</text:span>:</text:p>
      <text:list xml:id="list1369489545" text:style-name="L4">
        <text:list-item>
          <text:p text:style-name="P22"><text:span text:style-name="Source_20_Text">.filter(nome -&gt; nome.startsWith("C"))</text:span>: A expressão lambda <text:span text:style-name="Source_20_Text">nome -&gt; nome.startsWith("C")</text:span> é usada para filtrar nomes que começam com a letra "C".</text:p>
        </text:list-item>
        <text:list-item>
          <text:p text:style-name="P12"><text:span text:style-name="Source_20_Text">.forEach(nome -&gt; System.out.println(nome))</text:span>: A expressão lambda <text:span text:style-name="Source_20_Text">nome -&gt; System.out.println(nome)</text:span> é usada para imprimir cada nome da lista resultante.</text:p>
        </text:list-item>
      </text:list>
      <text:p text:style-name="Text_20_body">Esse exemplo demonstra como lambdas tornam o código mais expressivo e conciso ao realizar operações comuns como filtragem e iteração.</text:p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0:44:42.281078455</meta:creation-date>
    <dc:date>2024-09-02T22:13:33.098585967</dc:date>
    <meta:editing-duration>PT1H8M40S</meta:editing-duration>
    <meta:editing-cycles>1</meta:editing-cycles>
    <meta:document-statistic meta:table-count="0" meta:image-count="0" meta:object-count="0" meta:page-count="4" meta:paragraph-count="87" meta:word-count="1059" meta:character-count="7325" meta:non-whitespace-character-count="6177"/>
    <meta:generator>LibreOffice/7.0.4.2$Linux_X86_64 LibreOffice_project/00$Build-2</meta:generator>
  </office:meta>
</office:document-meta>
</file>